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ebff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color="#000000" draw:fill="solid" draw:fill-color="#ffff00" draw:fill-image-width="0cm" draw:fill-image-height="0cm" draw:textarea-horizontal-align="left" draw:auto-grow-height="true" draw:auto-grow-width="false" fo:min-height="0cm" fo:min-width="6.268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c8526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MetOrg</text:span></text:p>
          </draw:text-box>
        </draw:frame>
        <draw:frame presentation:style-name="pr2" draw:text-style-name="P2" draw:layer="layout" svg:width="24.639cm" svg:height="12.179cm" svg:x="1.4cm" svg:y="4.914cm" presentation:class="subtitle">
          <draw:text-box>
            <text:p text:style-name="P2">Combining</text:p>
            <text:p text:style-name="P2"><text:span text:style-name="T2"><text:s text:c="4"/></text:span><text:span text:style-name="T3">task management</text:span></text:p>
            <text:p text:style-name="P2">and</text:p>
            <text:p text:style-name="P2"><text:span text:style-name="T2"><text:s text:c="4"/></text:span><text:span text:style-name="T3">event monitoring</text:span></text:p>
            <text:p text:style-name="P2"><text:span text:style-name="T4">in a</text:span></text:p>
            <text:p text:style-name="P2"><text:span text:style-name="T4"><text:s text:c="4"/></text:span><text:span text:style-name="T3">highly user-friendly way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custom-shape draw:style-name="gr2" draw:text-style-name="P3" draw:layer="layout" svg:width="5.041cm" svg:height="3.42cm" svg:x="20.904cm" svg:y="4.8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41cm" svg:height="2.033cm" svg:x="17.912cm" svg:y="16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5.041cm" svg:height="2.033cm" svg:x="17.195cm" svg:y="15.846cm">
          <text:p text:style-name="P3"><text:span text:style-name="T5">Client 1:</text:span></text:p>
          <text:p text:style-name="P3">end user GUI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2.562cm" svg:height="1.587cm" svg:x="4.523cm" svg:y="12.838cm">
          <text:p text:style-name="P3">Server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3" draw:text-style-name="P3" xml:id="id5" draw:id="id5" draw:layer="layout" svg:width="5.041cm" svg:height="3.42cm" svg:x="20.105cm" svg:y="4.26cm">
          <text:p text:style-name="P3"><text:span text:style-name="T5">Client 2:</text:span></text:p>
          <text:p text:style-name="P3">external system</text:p>
          <text:p text:style-name="P3">(Ted, Modfly,</text:p>
          <text:p text:style-name="P3">Arome, ...)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4.236cm" svg:height="1.59cm" svg:x="9.588cm" svg:y="7.795cm">
          <text:p text:style-name="P3">Web Server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curve" svg:x1="2.586cm" svg:y1="15.15cm" svg:x2="4.523cm" svg:y2="13.631cm" draw:start-shape="id1" draw:start-glue-point="5" draw:end-shape="id2" draw:end-glue-point="3" svg:d="m2586 15150c0-1013 645-1519 1937-1519" svg:viewBox="0 0 1938 1520">
          <text:p/>
        </draw:connector>
        <draw:connector draw:style-name="gr5" draw:text-style-name="P3" draw:layer="layout" draw:type="curve" svg:x1="5.804cm" svg:y1="12.838cm" svg:x2="9.588cm" svg:y2="8.59cm" draw:start-shape="id2" draw:start-glue-point="0" draw:end-shape="id3" draw:end-glue-point="3" svg:d="m5804 12838c0-2832 1261-4248 3784-4248" svg:viewBox="0 0 3785 4249">
          <text:p/>
        </draw:connector>
        <draw:connector draw:style-name="gr5" draw:text-style-name="P3" draw:layer="layout" draw:type="curve" svg:x1="17.195cm" svg:y1="16.862cm" svg:x2="7.085cm" svg:y2="13.631cm" draw:start-shape="id4" draw:start-glue-point="3" draw:end-shape="id2" draw:end-glue-point="1" svg:d="m17195 16862c-7582 0-2528-3231-10110-3231" svg:viewBox="0 0 10111 3232">
          <text:p/>
        </draw:connector>
        <draw:custom-shape draw:style-name="gr6" draw:text-style-name="P3" xml:id="id1" draw:id="id1" draw:layer="layout" svg:width="3.426cm" svg:height="2.283cm" svg:x="0.873cm" svg:y="15.15cm">
          <text:p text:style-name="P3">Databas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3" draw:layer="layout" draw:type="curve" svg:x1="13.824cm" svg:y1="8.59cm" svg:x2="20.105cm" svg:y2="5.97cm" draw:start-shape="id3" draw:start-glue-point="1" draw:end-shape="id5" draw:end-glue-point="3" svg:d="m13824 8590c4710 0 1570-2620 6281-2620" svg:viewBox="0 0 6282 2621">
          <text:p/>
        </draw:connector>
        <draw:frame draw:style-name="gr7" draw:text-style-name="P4" draw:layer="layout" svg:width="4.594cm" svg:height="0.806cm" svg:x="2.741cm" svg:y="8.943cm">
          <draw:text-box>
            <text:p><text:span text:style-name="T6">Python CGI-script</text:span></text:p>
          </draw:text-box>
        </draw:frame>
        <draw:frame draw:style-name="gr7" draw:text-style-name="P4" draw:layer="layout" svg:width="3.426cm" svg:height="0.806cm" svg:x="15.495cm" svg:y="7.994cm">
          <draw:text-box>
            <text:p><text:span text:style-name="T6">REST/HTTP</text:span></text:p>
          </draw:text-box>
        </draw:frame>
        <draw:connector draw:style-name="gr5" draw:text-style-name="P3" draw:layer="layout" draw:type="curve" svg:x1="7.085cm" svg:y1="13.631cm" svg:x2="22.625cm" svg:y2="7.68cm" draw:start-shape="id2" draw:start-glue-point="1" draw:end-shape="id5" draw:end-glue-point="2" svg:d="m7085 13631c10360 0 15540-1983 15540-5951" svg:viewBox="0 0 15541 5952">
          <text:p/>
        </draw:connector>
        <draw:frame draw:style-name="gr7" draw:text-style-name="P4" draw:layer="layout" svg:width="3.174cm" svg:height="0.806cm" svg:x="8.728cm" svg:y="13.379cm">
          <draw:text-box>
            <text:p><text:span text:style-name="T6">QCLib/TC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5-12-13T22:38:35</meta:creation-date>
    <dc:date>2015-12-14T13:58:43</dc:date>
    <dc:creator>Jo Asplin</dc:creator>
    <meta:editing-duration>PT1H14M19S</meta:editing-duration>
    <meta:editing-cycles>36</meta:editing-cycles>
    <meta:generator>LibreOffice/3.5$Linux_X86_64 LibreOffice_project/350m1$Build-2</meta:generator>
    <meta:document-statistic meta:object-count="43"/>
  </office:meta>
</office:document-meta>
</file>